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0a4e64" officeooo:paragraph-rsid="000a4e64"/>
    </style:style>
    <style:style style:name="P2" style:family="paragraph" style:parent-style-name="Standard">
      <style:text-properties officeooo:rsid="000a4e64" officeooo:paragraph-rsid="000a4e64"/>
    </style:style>
    <style:style style:name="P3" style:family="paragraph" style:parent-style-name="Standard">
      <style:text-properties officeooo:rsid="000a4e64" officeooo:paragraph-rsid="000b3a17"/>
    </style:style>
    <style:style style:name="P4" style:family="paragraph" style:parent-style-name="Standard">
      <style:text-properties officeooo:rsid="000b3a17" officeooo:paragraph-rsid="000a4e64"/>
    </style:style>
    <style:style style:name="P5" style:family="paragraph" style:parent-style-name="Standard">
      <style:text-properties officeooo:rsid="000b3a17" officeooo:paragraph-rsid="000b3a17"/>
    </style:style>
    <style:style style:name="P6" style:family="paragraph" style:parent-style-name="Standard">
      <style:text-properties officeooo:rsid="000d2f65" officeooo:paragraph-rsid="000a4e64"/>
    </style:style>
    <style:style style:name="P7" style:family="paragraph" style:parent-style-name="Standard">
      <style:text-properties officeooo:rsid="000d2f65" officeooo:paragraph-rsid="000d2f65"/>
    </style:style>
    <style:style style:name="P8" style:family="paragraph" style:parent-style-name="Standard">
      <style:text-properties officeooo:paragraph-rsid="000d2f65"/>
    </style:style>
    <style:style style:name="P9" style:family="paragraph" style:parent-style-name="Standard">
      <style:text-properties officeooo:paragraph-rsid="000ef1fd"/>
    </style:style>
    <style:style style:name="P10" style:family="paragraph" style:parent-style-name="Text_20_body">
      <style:paragraph-properties fo:padding="0.0193in" fo:border="0.06pt solid #d9d9e3"/>
    </style:style>
    <style:style style:name="P11" style:family="paragraph" style:parent-style-name="Text_20_body" style:list-style-name="L1">
      <style:paragraph-properties fo:margin-top="0in" fo:margin-bottom="0in" style:contextual-spacing="false" fo:padding="0.0193in" fo:border="0.06pt solid #d9d9e3"/>
    </style:style>
    <style:style style:name="P12" style:family="paragraph" style:parent-style-name="Text_20_body" style:list-style-name="L1">
      <style:paragraph-properties fo:padding="0.0193in" fo:border="0.06pt solid #d9d9e3"/>
    </style:style>
    <style:style style:name="P13" style:family="paragraph" style:parent-style-name="Text_20_body" style:list-style-name="L2">
      <style:paragraph-properties fo:margin-top="0in" fo:margin-bottom="0in" style:contextual-spacing="false" fo:padding="0.0193in" fo:border="0.06pt solid #d9d9e3"/>
    </style:style>
    <style:style style:name="P14" style:family="paragraph" style:parent-style-name="Text_20_body" style:list-style-name="L2">
      <style:paragraph-properties fo:padding="0.0193in" fo:border="0.06pt solid #d9d9e3"/>
    </style:style>
    <style:style style:name="P15" style:family="paragraph" style:parent-style-name="Text_20_body">
      <style:text-properties officeooo:rsid="000b3a17" officeooo:paragraph-rsid="000a4e64"/>
    </style:style>
    <style:style style:name="P16" style:family="paragraph" style:parent-style-name="Text_20_body" style:list-style-name="L2">
      <style:paragraph-properties fo:margin-top="0in" fo:margin-bottom="0in" style:contextual-spacing="false" fo:padding="0.0193in" fo:border="0.06pt solid #d9d9e3"/>
      <style:text-properties officeooo:rsid="000c1687" officeooo:paragraph-rsid="000c1687"/>
    </style:style>
    <style:style style:name="P17" style:family="paragraph" style:parent-style-name="Text_20_body" style:list-style-name="L2">
      <style:paragraph-properties fo:margin-top="0in" fo:margin-bottom="0in" style:contextual-spacing="false" fo:padding="0.0193in" fo:border="0.06pt solid #d9d9e3"/>
      <style:text-properties officeooo:rsid="000d2f65" officeooo:paragraph-rsid="000d2f65"/>
    </style:style>
    <style:style style:name="T1" style:family="text">
      <style:text-properties fo:font-variant="normal" fo:text-transform="none" fo:color="#f3f4f6" loext:opacity="100%" style:font-name="S hne" fo:font-size="12pt" fo:letter-spacing="normal" fo:font-style="normal" fo:font-weight="bold" officeooo:rsid="000ef1fd"/>
    </style:style>
    <style:style style:name="T2" style:family="text">
      <style:text-properties officeooo:rsid="000a4e64"/>
    </style:style>
    <style:style style:name="T3" style:family="text">
      <style:text-properties officeooo:rsid="000b3a17"/>
    </style:style>
    <style:style style:name="T4" style:family="text">
      <style:text-properties loext:padding="0.0193in" loext:border="0.06pt solid #d9d9e3"/>
    </style:style>
    <style:style style:name="T5" style:family="text">
      <style:text-properties officeooo:rsid="000d2f65"/>
    </style:style>
    <style:style style:name="T6" style:family="text">
      <style:text-properties officeooo:rsid="000e2117"/>
    </style:style>
    <style:style style:name="T7" style:family="text">
      <style:text-properties officeooo:rsid="000ef1fd"/>
    </style:style>
    <style:style style:name="T8" style:family="text">
      <style:text-properties officeooo:rsid="000f0c4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, I’m Jakob. </text:p>
      <text:p text:style-name="P8"><text:span text:style-name="T7">I </text:span><text:span text:style-name="T8">a</text:span><text:span text:style-name="T7">m a m</text:span><text:span text:style-name="T2">otivated and detail-oriented Front-End Web Developer with a passion for creating visually appealing and user-friendly websites. Seeking a challenging role to leverage my HTML and CSS proficiency, as well as expand my skills in web development. </text:span><text:span text:style-name="T5">After my last job as a warehouse associate, I realized I needed to take more deliberate control of where my career was heading.</text:span><text:span text:style-name="T2"> </text:span><text:span text:style-name="T5">I have always had a technical acumen. In addition, I also want to take pride and enjoyment in my work while building </text:span><text:span text:style-name="T7">impressive projects</text:span><text:span text:style-name="T5">. After considering the various career paths that the tech industry offers, I figured Front-End Web Dev just might be the best fit for me. </text:span><text:span text:style-name="T2">Welcome to my survey form project!</text:span></text:p>
      <text:p text:style-name="P1"/>
      <text:p text:style-name="P1">Skills<text:line-break/>HTML <text:span text:style-name="T3">Proficiency</text:span></text:p>
      <text:p text:style-name="P1">CSS <text:span text:style-name="T3">Proficiency</text:span></text:p>
      <text:p text:style-name="P1"><text:span text:style-name="T3">Actively learning front-end technologies such as </text:span>JavaScript</text:p>
      <text:p text:style-name="P5">Actively learning responsive web-design principles</text:p>
      <text:p text:style-name="P5">Familiarity with Git version control system as well as the GitHub web hosting service</text:p>
      <text:p text:style-name="P5">Knowledge of web performance optimization</text:p>
      <text:p text:style-name="P5">Excellent problem-solving and debugging skills</text:p>
      <text:p text:style-name="P5">Strong attention to detail and commitment to maintaining quality work standards</text:p>
      <text:p text:style-name="P5">Effective communicator and collaborator within a team environment</text:p>
      <text:p text:style-name="P3"/>
      <text:p text:style-name="P1">Work Experience</text:p>
      <text:p text:style-name="P1">While I have yet to land a tech job, I have worked a wide variety of jobs in the past, from retail to construction <text:span text:style-name="T3">and warehouses</text:span>. <text:span text:style-name="T5">With only a high school degree and irrelevant trade school education to my name, </text:span>I am now looking to level up my skills and abilities while having great interactions with a diverse set of interesting people. <text:span text:style-name="T6">This survey form is the only project I have completed so far, but check back for more developments soon!</text:span></text:p>
      <text:p text:style-name="P1"/>
      <text:p text:style-name="P15"><text:span text:style-name="Strong_20_Emphasis"><text:span text:style-name="T4">Warehouse Associate:</text:span></text:span> Dollar Tree - Savannah, GA; July 2021 to June 2022</text:p>
      <text:list text:style-name="L1">
        <text:list-item>
          <text:p text:style-name="P11">Applied keen attention to detail in managing inventory orders <text:span text:style-name="T5">(1,000 – 2,000 boxes daily)</text:span>, developing strong organizational and logistical skills.</text:p>
        </text:list-item>
        <text:list-item>
          <text:p text:style-name="P11">Collaborated within a team to streamline processes, emphasizing efficiency and prioritizing user satisfaction.</text:p>
        </text:list-item>
        <text:list-item>
          <text:p text:style-name="P12">Thrived in a dynamic, fast-paced environment, demonstrating adaptability and commitment to operational excellence.</text:p>
        </text:list-item>
      </text:list>
      <text:p text:style-name="P10"><text:span text:style-name="Strong_20_Emphasis"><text:span text:style-name="T4">Electrical Assistant:</text:span></text:span> Wood - Lena, IL; June 2020 to September 2020 <text:span text:style-name="T3">| Catalyst Modern; September 2020 to January 2021</text:span></text:p>
      <text:list xml:id="list1972265784" text:style-name="L2">
        <text:list-item>
          <text:p text:style-name="P13">Contributed to intricate electrical installations, highlighting precision and attention to detail.</text:p>
        </text:list-item>
        <text:list-item>
          <text:p text:style-name="P16">Utilized handheld electronic equipment to test the electrical wiring post-installation</text:p>
        </text:list-item>
        <text:list-item>
          <text:p text:style-name="P13">Operated a range of tools and equipment, showcasing adaptability and problem-solving in technical tasks.</text:p>
        </text:list-item>
        <text:list-item>
          <text:p text:style-name="P17">Frequently utilized critical thinking and problem-solving to find unique ways of getting tasks done, resulting in 70-77% efficiency increase.</text:p>
        </text:list-item>
        <text:list-item>
          <text:p text:style-name="P14">Upheld safety standards and maintained a conducive work environment, emphasizing a commitment to quality and precision.</text:p>
        </text:list-item>
      </text:list>
      <text:p text:style-name="P4"><text:soft-page-break/></text:p>
      <text:p text:style-name="P7">When I’m not teaching myself to program, I enjoy video games, listening to metal/rock/rap, walking my dog, and fine cuisine. <text:span text:style-name="T6">I feel that my love for video games and music have broadened my creative horizons, giving me a beneficial perspective to set and achieve my goals.</text:span> I am a humble, god-fearing, peace-loving man of the people.</text:p>
      <text:p text:style-name="P7"/>
      <text:p text:style-name="P9"><text:span text:style-name="T5">Thank you for visiting my survey form project and taking the time to learn more about me. I am excited about the possibilities in the world of web development and look forward to connecting with fellow enthusiasts. Let's build something amazing together! </text:span></text:p>
      <text:p text:style-name="P6"/>
      <text:p text:style-name="P5">(Link your linkedin and GitHub at the bottom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3T01:51:04.803000000</meta:creation-date>
    <dc:date>2024-02-03T09:10:02.376000000</dc:date>
    <meta:editing-duration>PT7H16M56S</meta:editing-duration>
    <meta:editing-cycles>7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26" meta:word-count="522" meta:character-count="3372" meta:non-whitespace-character-count="2881"/>
  </office:meta>
</office:document-meta>
</file>